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5-09-2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5296" calcext:value-type="float">
            <text:p>164.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5-06-1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96216" calcext:value-type="float">
            <text:p>164.7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5-03-1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69368" calcext:value-type="float">
            <text:p>164.8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5-03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69368" calcext:value-type="float">
            <text:p>164.8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5-01-1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15088" calcext:value-type="float">
            <text:p>164.9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4-09-2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8824" calcext:value-type="float">
            <text:p>164.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4-07-1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43104" calcext:value-type="float">
            <text:p>165.0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4-03-2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52832" calcext:value-type="float">
            <text:p>165.1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4-01-0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73584" calcext:value-type="float">
            <text:p>165.0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3-09-2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52832" calcext:value-type="float">
            <text:p>165.1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3-06-2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50368" calcext:value-type="float">
            <text:p>165.2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3-02-2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89992" calcext:value-type="float">
            <text:p>165.2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3-01-1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5376" calcext:value-type="float">
            <text:p>165.6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2-09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33248" calcext:value-type="float">
            <text:p>165.4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2-07-0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61264" calcext:value-type="float">
            <text:p>165.5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2-03-17 19:52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33832" calcext:value-type="float">
            <text:p>165.5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2-01-20 21:00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6608" calcext:value-type="float">
            <text:p>165.6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1-09-15 20:12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63728" calcext:value-type="float">
            <text:p>165.4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1-06-29 17:37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73456" calcext:value-type="float">
            <text:p>165.5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1-02-24 18:18:0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85648" calcext:value-type="float">
            <text:p>165.5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1-01-15 07:15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7192" calcext:value-type="float">
            <text:p>165.7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0-07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6232" calcext:value-type="float">
            <text:p>165.6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0-03-2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7568" calcext:value-type="float">
            <text:p>165.7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20-01-23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6712" calcext:value-type="float">
            <text:p>165.7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2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99008" calcext:value-type="float">
            <text:p>165.7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548" calcext:value-type="float">
            <text:p>165.7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77672" calcext:value-type="float">
            <text:p>165.7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548" calcext:value-type="float">
            <text:p>165.7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024" calcext:value-type="float">
            <text:p>165.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4144" calcext:value-type="float">
            <text:p>165.7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7192" calcext:value-type="float">
            <text:p>165.7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5" calcext:value-type="float">
            <text:p>165.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71576" calcext:value-type="float">
            <text:p>165.7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072" calcext:value-type="float">
            <text:p>165.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548" calcext:value-type="float">
            <text:p>165.7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548" calcext:value-type="float">
            <text:p>165.7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8528" calcext:value-type="float">
            <text:p>165.7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77672" calcext:value-type="float">
            <text:p>165.7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71576" calcext:value-type="float">
            <text:p>165.7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7192" calcext:value-type="float">
            <text:p>165.7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9384" calcext:value-type="float">
            <text:p>165.7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548" calcext:value-type="float">
            <text:p>165.7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71576" calcext:value-type="float">
            <text:p>165.7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2432" calcext:value-type="float">
            <text:p>165.7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024" calcext:value-type="float">
            <text:p>165.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4144" calcext:value-type="float">
            <text:p>165.7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024" calcext:value-type="float">
            <text:p>165.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8048" calcext:value-type="float">
            <text:p>165.7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7192" calcext:value-type="float">
            <text:p>165.7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024" calcext:value-type="float">
            <text:p>165.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3288" calcext:value-type="float">
            <text:p>165.7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74624" calcext:value-type="float">
            <text:p>165.7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072" calcext:value-type="float">
            <text:p>165.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8528" calcext:value-type="float">
            <text:p>165.7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548" calcext:value-type="float">
            <text:p>165.7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3288" calcext:value-type="float">
            <text:p>165.7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6336" calcext:value-type="float">
            <text:p>165.7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4144" calcext:value-type="float">
            <text:p>165.7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8048" calcext:value-type="float">
            <text:p>165.7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1952" calcext:value-type="float">
            <text:p>165.7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024" calcext:value-type="float">
            <text:p>165.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9384" calcext:value-type="float">
            <text:p>165.7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8528" calcext:value-type="float">
            <text:p>165.7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74624" calcext:value-type="float">
            <text:p>165.7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92912" calcext:value-type="float">
            <text:p>165.7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92912" calcext:value-type="float">
            <text:p>165.7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92912" calcext:value-type="float">
            <text:p>165.7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77672" calcext:value-type="float">
            <text:p>165.7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3288" calcext:value-type="float">
            <text:p>165.7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3288" calcext:value-type="float">
            <text:p>165.7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024" calcext:value-type="float">
            <text:p>165.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2432" calcext:value-type="float">
            <text:p>165.7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8528" calcext:value-type="float">
            <text:p>165.7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548" calcext:value-type="float">
            <text:p>165.7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024" calcext:value-type="float">
            <text:p>165.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9384" calcext:value-type="float">
            <text:p>165.7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71576" calcext:value-type="float">
            <text:p>165.7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072" calcext:value-type="float">
            <text:p>165.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9864" calcext:value-type="float">
            <text:p>165.7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99008" calcext:value-type="float">
            <text:p>165.7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02056" calcext:value-type="float">
            <text:p>165.8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9596" calcext:value-type="float">
            <text:p>165.7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74624" calcext:value-type="float">
            <text:p>165.7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8528" calcext:value-type="float">
            <text:p>165.7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8528" calcext:value-type="float">
            <text:p>165.7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6336" calcext:value-type="float">
            <text:p>165.7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4144" calcext:value-type="float">
            <text:p>165.7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5" calcext:value-type="float">
            <text:p>165.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7192" calcext:value-type="float">
            <text:p>165.7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9384" calcext:value-type="float">
            <text:p>165.7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2432" calcext:value-type="float">
            <text:p>165.7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2432" calcext:value-type="float">
            <text:p>165.7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548" calcext:value-type="float">
            <text:p>165.7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77672" calcext:value-type="float">
            <text:p>165.7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6816" calcext:value-type="float">
            <text:p>165.7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92912" calcext:value-type="float">
            <text:p>165.7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6816" calcext:value-type="float">
            <text:p>165.7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072" calcext:value-type="float">
            <text:p>165.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548" calcext:value-type="float">
            <text:p>165.7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3288" calcext:value-type="float">
            <text:p>165.7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4144" calcext:value-type="float">
            <text:p>165.7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7192" calcext:value-type="float">
            <text:p>165.7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4144" calcext:value-type="float">
            <text:p>165.7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7192" calcext:value-type="float">
            <text:p>165.7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7192" calcext:value-type="float">
            <text:p>165.7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9384" calcext:value-type="float">
            <text:p>165.7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8528" calcext:value-type="float">
            <text:p>165.7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6816" calcext:value-type="float">
            <text:p>165.7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92912" calcext:value-type="float">
            <text:p>165.7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9864" calcext:value-type="float">
            <text:p>165.7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072" calcext:value-type="float">
            <text:p>165.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71576" calcext:value-type="float">
            <text:p>165.7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548" calcext:value-type="float">
            <text:p>165.7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9384" calcext:value-type="float">
            <text:p>165.7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3288" calcext:value-type="float">
            <text:p>165.7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4144" calcext:value-type="float">
            <text:p>165.7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3288" calcext:value-type="float">
            <text:p>165.7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3288" calcext:value-type="float">
            <text:p>165.7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0616" calcext:value-type="float">
            <text:p>165.7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7568" calcext:value-type="float">
            <text:p>165.7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452" calcext:value-type="float">
            <text:p>165.7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7568" calcext:value-type="float">
            <text:p>165.7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6712" calcext:value-type="float">
            <text:p>165.7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976" calcext:value-type="float">
            <text:p>165.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6712" calcext:value-type="float">
            <text:p>165.7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5856" calcext:value-type="float">
            <text:p>165.7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5856" calcext:value-type="float">
            <text:p>165.7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3664" calcext:value-type="float">
            <text:p>165.7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8424" calcext:value-type="float">
            <text:p>165.6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452" calcext:value-type="float">
            <text:p>165.7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8424" calcext:value-type="float">
            <text:p>165.6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6232" calcext:value-type="float">
            <text:p>165.6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0992" calcext:value-type="float">
            <text:p>165.6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7088" calcext:value-type="float">
            <text:p>165.6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1472" calcext:value-type="float">
            <text:p>165.7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8048" calcext:value-type="float">
            <text:p>165.7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5" calcext:value-type="float">
            <text:p>165.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5" calcext:value-type="float">
            <text:p>165.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4144" calcext:value-type="float">
            <text:p>165.7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024" calcext:value-type="float">
            <text:p>165.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4144" calcext:value-type="float">
            <text:p>165.7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1952" calcext:value-type="float">
            <text:p>165.7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976" calcext:value-type="float">
            <text:p>165.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3664" calcext:value-type="float">
            <text:p>165.7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5376" calcext:value-type="float">
            <text:p>165.6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2328" calcext:value-type="float">
            <text:p>165.6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1472" calcext:value-type="float">
            <text:p>165.7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7568" calcext:value-type="float">
            <text:p>165.7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7568" calcext:value-type="float">
            <text:p>165.7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8424" calcext:value-type="float">
            <text:p>165.6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0616" calcext:value-type="float">
            <text:p>165.7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1952" calcext:value-type="float">
            <text:p>165.7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1952" calcext:value-type="float">
            <text:p>165.7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5856" calcext:value-type="float">
            <text:p>165.7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2808" calcext:value-type="float">
            <text:p>165.7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8904" calcext:value-type="float">
            <text:p>165.7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0616" calcext:value-type="float">
            <text:p>165.7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452" calcext:value-type="float">
            <text:p>165.7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0616" calcext:value-type="float">
            <text:p>165.7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3664" calcext:value-type="float">
            <text:p>165.7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7568" calcext:value-type="float">
            <text:p>165.7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452" calcext:value-type="float">
            <text:p>165.7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928" calcext:value-type="float">
            <text:p>165.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928" calcext:value-type="float">
            <text:p>165.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0616" calcext:value-type="float">
            <text:p>165.7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8904" calcext:value-type="float">
            <text:p>165.7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5856" calcext:value-type="float">
            <text:p>165.7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6712" calcext:value-type="float">
            <text:p>165.7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0616" calcext:value-type="float">
            <text:p>165.7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1472" calcext:value-type="float">
            <text:p>165.7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8424" calcext:value-type="float">
            <text:p>165.6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2328" calcext:value-type="float">
            <text:p>165.6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7088" calcext:value-type="float">
            <text:p>165.6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4896" calcext:value-type="float">
            <text:p>165.6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4896" calcext:value-type="float">
            <text:p>165.6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6608" calcext:value-type="float">
            <text:p>165.6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1848" calcext:value-type="float">
            <text:p>165.6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7088" calcext:value-type="float">
            <text:p>165.6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0992" calcext:value-type="float">
            <text:p>165.6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6608" calcext:value-type="float">
            <text:p>165.6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7944" calcext:value-type="float">
            <text:p>165.6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3184" calcext:value-type="float">
            <text:p>165.6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7088" calcext:value-type="float">
            <text:p>165.6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1472" calcext:value-type="float">
            <text:p>165.7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5376" calcext:value-type="float">
            <text:p>165.6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7944" calcext:value-type="float">
            <text:p>165.6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7088" calcext:value-type="float">
            <text:p>165.6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0136" calcext:value-type="float">
            <text:p>165.6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404" calcext:value-type="float">
            <text:p>165.6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4896" calcext:value-type="float">
            <text:p>165.6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88" calcext:value-type="float">
            <text:p>165.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9656" calcext:value-type="float">
            <text:p>165.6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88" calcext:value-type="float">
            <text:p>165.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3184" calcext:value-type="float">
            <text:p>165.6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5376" calcext:value-type="float">
            <text:p>165.6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6232" calcext:value-type="float">
            <text:p>165.6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3184" calcext:value-type="float">
            <text:p>165.6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5376" calcext:value-type="float">
            <text:p>165.6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5376" calcext:value-type="float">
            <text:p>165.6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3184" calcext:value-type="float">
            <text:p>165.6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1848" calcext:value-type="float">
            <text:p>165.6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0512" calcext:value-type="float">
            <text:p>165.6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88" calcext:value-type="float">
            <text:p>165.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4896" calcext:value-type="float">
            <text:p>165.6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404" calcext:value-type="float">
            <text:p>165.6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6232" calcext:value-type="float">
            <text:p>165.6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3184" calcext:value-type="float">
            <text:p>165.6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6232" calcext:value-type="float">
            <text:p>165.6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2328" calcext:value-type="float">
            <text:p>165.6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3184" calcext:value-type="float">
            <text:p>165.6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6232" calcext:value-type="float">
            <text:p>165.6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7568" calcext:value-type="float">
            <text:p>165.7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976" calcext:value-type="float">
            <text:p>165.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1472" calcext:value-type="float">
            <text:p>165.7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5752" calcext:value-type="float">
            <text:p>165.6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6608" calcext:value-type="float">
            <text:p>165.6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9656" calcext:value-type="float">
            <text:p>165.6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5752" calcext:value-type="float">
            <text:p>165.6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25272" calcext:value-type="float">
            <text:p>165.6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2704" calcext:value-type="float">
            <text:p>165.6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0992" calcext:value-type="float">
            <text:p>165.6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4896" calcext:value-type="float">
            <text:p>165.6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1472" calcext:value-type="float">
            <text:p>165.7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7192" calcext:value-type="float">
            <text:p>165.7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5856" calcext:value-type="float">
            <text:p>165.7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8424" calcext:value-type="float">
            <text:p>165.6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0136" calcext:value-type="float">
            <text:p>165.6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8904" calcext:value-type="float">
            <text:p>165.7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28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356" calcext:value-type="float">
            <text:p>165.6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1952" calcext:value-type="float">
            <text:p>165.7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7192" calcext:value-type="float">
            <text:p>165.7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8904" calcext:value-type="float">
            <text:p>165.7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5" calcext:value-type="float">
            <text:p>165.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4144" calcext:value-type="float">
            <text:p>165.7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4144" calcext:value-type="float">
            <text:p>165.7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7568" calcext:value-type="float">
            <text:p>165.7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5856" calcext:value-type="float">
            <text:p>165.7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6336" calcext:value-type="float">
            <text:p>165.7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5" calcext:value-type="float">
            <text:p>165.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0616" calcext:value-type="float">
            <text:p>165.7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6712" calcext:value-type="float">
            <text:p>165.7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3184" calcext:value-type="float">
            <text:p>165.6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5376" calcext:value-type="float">
            <text:p>165.6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7568" calcext:value-type="float">
            <text:p>165.7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5376" calcext:value-type="float">
            <text:p>165.6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976" calcext:value-type="float">
            <text:p>165.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2808" calcext:value-type="float">
            <text:p>165.7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5856" calcext:value-type="float">
            <text:p>165.7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1952" calcext:value-type="float">
            <text:p>165.7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5" calcext:value-type="float">
            <text:p>165.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3664" calcext:value-type="float">
            <text:p>165.7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1472" calcext:value-type="float">
            <text:p>165.7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2808" calcext:value-type="float">
            <text:p>165.7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1096" calcext:value-type="float">
            <text:p>165.7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8904" calcext:value-type="float">
            <text:p>165.7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7568" calcext:value-type="float">
            <text:p>165.7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404" calcext:value-type="float">
            <text:p>165.6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2328" calcext:value-type="float">
            <text:p>165.6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976" calcext:value-type="float">
            <text:p>165.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6232" calcext:value-type="float">
            <text:p>165.6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0992" calcext:value-type="float">
            <text:p>165.6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928" calcext:value-type="float">
            <text:p>165.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1848" calcext:value-type="float">
            <text:p>165.6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8424" calcext:value-type="float">
            <text:p>165.6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2808" calcext:value-type="float">
            <text:p>165.7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976" calcext:value-type="float">
            <text:p>165.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7568" calcext:value-type="float">
            <text:p>165.7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5856" calcext:value-type="float">
            <text:p>165.7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1952" calcext:value-type="float">
            <text:p>165.7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976" calcext:value-type="float">
            <text:p>165.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7568" calcext:value-type="float">
            <text:p>165.7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7568" calcext:value-type="float">
            <text:p>165.7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452" calcext:value-type="float">
            <text:p>165.7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7568" calcext:value-type="float">
            <text:p>165.7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2808" calcext:value-type="float">
            <text:p>165.7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5376" calcext:value-type="float">
            <text:p>165.6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928" calcext:value-type="float">
            <text:p>165.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2328" calcext:value-type="float">
            <text:p>165.6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2808" calcext:value-type="float">
            <text:p>165.7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2808" calcext:value-type="float">
            <text:p>165.7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5376" calcext:value-type="float">
            <text:p>165.6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7088" calcext:value-type="float">
            <text:p>165.6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0136" calcext:value-type="float">
            <text:p>165.6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7568" calcext:value-type="float">
            <text:p>165.7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0616" calcext:value-type="float">
            <text:p>165.7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6232" calcext:value-type="float">
            <text:p>165.6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4896" calcext:value-type="float">
            <text:p>165.6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88" calcext:value-type="float">
            <text:p>165.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37464" calcext:value-type="float">
            <text:p>165.6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2704" calcext:value-type="float">
            <text:p>165.6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7088" calcext:value-type="float">
            <text:p>165.6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5376" calcext:value-type="float">
            <text:p>165.6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6232" calcext:value-type="float">
            <text:p>165.6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7944" calcext:value-type="float">
            <text:p>165.6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2328" calcext:value-type="float">
            <text:p>165.6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8424" calcext:value-type="float">
            <text:p>165.6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1472" calcext:value-type="float">
            <text:p>165.7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2328" calcext:value-type="float">
            <text:p>165.6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8424" calcext:value-type="float">
            <text:p>165.6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2328" calcext:value-type="float">
            <text:p>165.6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404" calcext:value-type="float">
            <text:p>165.6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0992" calcext:value-type="float">
            <text:p>165.6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3184" calcext:value-type="float">
            <text:p>165.6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8424" calcext:value-type="float">
            <text:p>165.6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3664" calcext:value-type="float">
            <text:p>165.7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1472" calcext:value-type="float">
            <text:p>165.7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0136" calcext:value-type="float">
            <text:p>165.6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88" calcext:value-type="float">
            <text:p>165.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3184" calcext:value-type="float">
            <text:p>165.6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0136" calcext:value-type="float">
            <text:p>165.6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1848" calcext:value-type="float">
            <text:p>165.6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4896" calcext:value-type="float">
            <text:p>165.6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2704" calcext:value-type="float">
            <text:p>165.6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404" calcext:value-type="float">
            <text:p>165.6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404" calcext:value-type="float">
            <text:p>165.6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0992" calcext:value-type="float">
            <text:p>165.6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7944" calcext:value-type="float">
            <text:p>165.6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88" calcext:value-type="float">
            <text:p>165.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34416" calcext:value-type="float">
            <text:p>165.6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2832" calcext:value-type="float">
            <text:p>165.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37464" calcext:value-type="float">
            <text:p>165.6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0512" calcext:value-type="float">
            <text:p>165.6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5752" calcext:value-type="float">
            <text:p>165.6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2704" calcext:value-type="float">
            <text:p>165.6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2704" calcext:value-type="float">
            <text:p>165.6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6608" calcext:value-type="float">
            <text:p>165.6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356" calcext:value-type="float">
            <text:p>165.6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6608" calcext:value-type="float">
            <text:p>165.6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2704" calcext:value-type="float">
            <text:p>165.6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1848" calcext:value-type="float">
            <text:p>165.6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2704" calcext:value-type="float">
            <text:p>165.6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9656" calcext:value-type="float">
            <text:p>165.6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37464" calcext:value-type="float">
            <text:p>165.6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0512" calcext:value-type="float">
            <text:p>165.6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16128" calcext:value-type="float">
            <text:p>165.6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94792" calcext:value-type="float">
            <text:p>165.5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356" calcext:value-type="float">
            <text:p>165.6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356" calcext:value-type="float">
            <text:p>165.6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356" calcext:value-type="float">
            <text:p>165.6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9656" calcext:value-type="float">
            <text:p>165.6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4896" calcext:value-type="float">
            <text:p>165.6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4896" calcext:value-type="float">
            <text:p>165.6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2704" calcext:value-type="float">
            <text:p>165.6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7404" calcext:value-type="float">
            <text:p>165.6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88" calcext:value-type="float">
            <text:p>165.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356" calcext:value-type="float">
            <text:p>165.6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31368" calcext:value-type="float">
            <text:p>165.6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31368" calcext:value-type="float">
            <text:p>165.6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16128" calcext:value-type="float">
            <text:p>165.6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16128" calcext:value-type="float">
            <text:p>165.6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22224" calcext:value-type="float">
            <text:p>165.6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37464" calcext:value-type="float">
            <text:p>165.6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2704" calcext:value-type="float">
            <text:p>165.6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6608" calcext:value-type="float">
            <text:p>165.6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0512" calcext:value-type="float">
            <text:p>165.6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0512" calcext:value-type="float">
            <text:p>165.6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2704" calcext:value-type="float">
            <text:p>165.6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9656" calcext:value-type="float">
            <text:p>165.6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37464" calcext:value-type="float">
            <text:p>165.6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1308" calcext:value-type="float">
            <text:p>165.6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16128" calcext:value-type="float">
            <text:p>165.6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1308" calcext:value-type="float">
            <text:p>165.6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34416" calcext:value-type="float">
            <text:p>165.6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10032" calcext:value-type="float">
            <text:p>165.6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03936" calcext:value-type="float">
            <text:p>165.6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85648" calcext:value-type="float">
            <text:p>165.5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7-1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9116" calcext:value-type="float">
            <text:p>165.4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39928" calcext:value-type="float">
            <text:p>165.5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12496" calcext:value-type="float">
            <text:p>165.5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51536" calcext:value-type="float">
            <text:p>165.4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9972" calcext:value-type="float">
            <text:p>165.3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93624" calcext:value-type="float">
            <text:p>165.3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57048" calcext:value-type="float">
            <text:p>165.3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4-1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6568" calcext:value-type="float">
            <text:p>165.3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11328" calcext:value-type="float">
            <text:p>165.3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9304" calcext:value-type="float">
            <text:p>165.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80848" calcext:value-type="float">
            <text:p>165.2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96088" calcext:value-type="float">
            <text:p>165.2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99136" calcext:value-type="float">
            <text:p>165.2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80848" calcext:value-type="float">
            <text:p>165.2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1-24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71704" calcext:value-type="float">
            <text:p>165.2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74752" calcext:value-type="float">
            <text:p>165.2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02184" calcext:value-type="float">
            <text:p>165.3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9304" calcext:value-type="float">
            <text:p>165.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68656" calcext:value-type="float">
            <text:p>165.2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65608" calcext:value-type="float">
            <text:p>165.2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4732" calcext:value-type="float">
            <text:p>165.2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10-25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83312" calcext:value-type="float">
            <text:p>165.1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0828" calcext:value-type="float">
            <text:p>165.3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44272" calcext:value-type="float">
            <text:p>165.2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4732" calcext:value-type="float">
            <text:p>165.2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4732" calcext:value-type="float">
            <text:p>165.2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04648" calcext:value-type="float">
            <text:p>165.2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29032" calcext:value-type="float">
            <text:p>165.2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7-20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29032" calcext:value-type="float">
            <text:p>165.2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95504" calcext:value-type="float">
            <text:p>165.1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77216" calcext:value-type="float">
            <text:p>165.1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80264" calcext:value-type="float">
            <text:p>165.1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65024" calcext:value-type="float">
            <text:p>165.1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58928" calcext:value-type="float">
            <text:p>165.1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65024" calcext:value-type="float">
            <text:p>165.1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68072" calcext:value-type="float">
            <text:p>165.1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49784" calcext:value-type="float">
            <text:p>165.1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3-1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49784" calcext:value-type="float">
            <text:p>165.1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5588" calcext:value-type="float">
            <text:p>165.1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28448" calcext:value-type="float">
            <text:p>165.1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97968" calcext:value-type="float">
            <text:p>165.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16256" calcext:value-type="float">
            <text:p>165.1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1-11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07112" calcext:value-type="float">
            <text:p>165.1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7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01016" calcext:value-type="float">
            <text:p>165.1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6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5588" calcext:value-type="float">
            <text:p>165.1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6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52832" calcext:value-type="float">
            <text:p>165.1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6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58928" calcext:value-type="float">
            <text:p>165.1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6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4064" calcext:value-type="float">
            <text:p>165.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6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49784" calcext:value-type="float">
            <text:p>165.1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6-10-1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5588" calcext:value-type="float">
            <text:p>165.1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6-05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0536" calcext:value-type="float">
            <text:p>164.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6-05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0536" calcext:value-type="float">
            <text:p>164.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6-04-05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16256" calcext:value-type="float">
            <text:p>165.1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6-03-0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30912" calcext:value-type="float">
            <text:p>165.0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5-09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63856" calcext:value-type="float">
            <text:p>164.9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5-03-16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18136" calcext:value-type="float">
            <text:p>164.9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4-09-30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71832" calcext:value-type="float">
            <text:p>164.7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4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46864" calcext:value-type="float">
            <text:p>164.6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4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80392" calcext:value-type="float">
            <text:p>164.6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3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49912" calcext:value-type="float">
            <text:p>164.6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3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91416" calcext:value-type="float">
            <text:p>164.4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2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9388" calcext:value-type="float">
            <text:p>164.3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2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93296" calcext:value-type="float">
            <text:p>164.2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2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22608" calcext:value-type="float">
            <text:p>164.1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1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59184" calcext:value-type="float">
            <text:p>164.1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1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48872" calcext:value-type="float">
            <text:p>163.9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0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73256" calcext:value-type="float">
            <text:p>163.9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0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44656" calcext:value-type="float">
            <text:p>163.7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10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7224" calcext:value-type="float">
            <text:p>163.7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9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6236" calcext:value-type="float">
            <text:p>163.6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9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82528" calcext:value-type="float">
            <text:p>163.4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8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2424" calcext:value-type="float">
            <text:p>163.4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8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0516" calcext:value-type="float">
            <text:p>163.2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8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02112" calcext:value-type="float">
            <text:p>163.2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7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95432" calcext:value-type="float">
            <text:p>163.0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7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18648" calcext:value-type="float">
            <text:p>162.9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6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98608" calcext:value-type="float">
            <text:p>162.5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5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41992" calcext:value-type="float">
            <text:p>162.2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5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20072" calcext:value-type="float">
            <text:p>162.1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5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836" calcext:value-type="float">
            <text:p>162.1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4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17736" calcext:value-type="float">
            <text:p>161.7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1368" calcext:value-type="float">
            <text:p>161.8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3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9072" calcext:value-type="float">
            <text:p>161.7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17152" calcext:value-type="float">
            <text:p>161.6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3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0848" calcext:value-type="float">
            <text:p>161.4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3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55608" calcext:value-type="float">
            <text:p>161.4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3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58656" calcext:value-type="float">
            <text:p>161.4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3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43416" calcext:value-type="float">
            <text:p>161.4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2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0684" calcext:value-type="float">
            <text:p>161.4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2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5504" calcext:value-type="float">
            <text:p>161.3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1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14232" calcext:value-type="float">
            <text:p>161.1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1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38032" calcext:value-type="float">
            <text:p>161.0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1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74608" calcext:value-type="float">
            <text:p>161.0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0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53272" calcext:value-type="float">
            <text:p>161.0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0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58784" calcext:value-type="float">
            <text:p>160.9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44" calcext:value-type="float">
            <text:p>160.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2000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7344" calcext:value-type="float">
            <text:p>160.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1999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32776" calcext:value-type="float">
            <text:p>160.1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1999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20584" calcext:value-type="float">
            <text:p>160.1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1999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1144" calcext:value-type="float">
            <text:p>160.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1999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79136" calcext:value-type="float">
            <text:p>157.6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1999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0352" calcext:value-type="float">
            <text:p>157.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65</text:p>
          </table:table-cell>
          <table:table-cell office:value-type="string" calcext:value-type="string">
            <text:p>Joshua Tree Cemetery</text:p>
          </table:table-cell>
          <table:table-cell office:value-type="string" calcext:value-type="string">
            <text:p>1999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63184" calcext:value-type="float">
            <text:p>158.0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56" meta:object-count="0"/>
    <meta:user-defined meta:name="AppVersion">3.0</meta:user-defined>
  </office:meta>
</office:document-meta>
</file>